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3.50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4"/>
          <table:table-cell office:value-type="string">
            <text:p>MELTING 5.0.2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bom00 </text:p>
          </table:table-cell>
          <table:table-cell office:value-type="string">
            <text:p><text:s/>TmExp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bom00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bom00 </text:p>
          </table:table-cell>
          <table:table-cell/>
          <table:table-cell>
            <draw:frame table:end-cell-address="'MELTING 5'.Q23" table:end-x="0.286cm" table:end-y="0.059cm" draw:z-index="0" draw:style-name="gr1" svg:width="13.221cm" svg:height="7.263cm" svg:x="0.639cm" svg:y="0.053cm">
              <draw:object draw:notify-on-update-of-ranges="'MELTING 5'.B7:'MELTING 5'.B38 'MELTING 5'.C5:'MELTING 5'.C6 'MELTING 5'.C7:'MELTING 5'.C38 'MELTING 5'.B7:'MELTING 5'.B38 'MELTING 5'.D5:'MELTING 5'.D6 'MELTING 5'.D7:'MELTING 5'.D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44.49">
            <text:p>44.49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7.5051975051975">
            <text:p>7.51</text:p>
          </table:table-cell>
          <table:table-cell table:number-columns-repeated="2"/>
          <table:table-cell table:formula="of:=ABS([.C7]-[.B7])" office:value-type="float" office:value="3.61">
            <text:p>3.61</text:p>
          </table:table-cell>
          <table:table-cell table:number-columns-repeated="4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8.53">
            <text:p>38.53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2.47340425531915">
            <text:p>2.47</text:p>
          </table:table-cell>
          <table:table-cell table:number-columns-repeated="2"/>
          <table:table-cell table:formula="of:=ABS([.C8]-[.B8])" office:value-type="float" office:value="0.93">
            <text:p>0.93</text:p>
          </table:table-cell>
          <table:table-cell table:number-columns-repeated="4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8.35">
            <text:p>48.35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2.71629778672032">
            <text:p>2.72</text:p>
          </table:table-cell>
          <table:table-cell table:number-columns-repeated="2"/>
          <table:table-cell table:formula="of:=ABS([.C9]-[.B9])" office:value-type="float" office:value="1.35">
            <text:p>1.35</text:p>
          </table:table-cell>
          <table:table-cell table:number-columns-repeated="4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6.91">
            <text:p>36.91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31.3523131672598">
            <text:p>31.35</text:p>
          </table:table-cell>
          <table:table-cell table:number-columns-repeated="2"/>
          <table:table-cell table:formula="of:=ABS([.C10]-[.B10])" office:value-type="float" office:value="8.81">
            <text:p>8.81</text:p>
          </table:table-cell>
          <table:table-cell table:number-columns-repeated="4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41.69">
            <text:p>41.6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0.216346153846145">
            <text:p>0.22</text:p>
          </table:table-cell>
          <table:table-cell table:number-columns-repeated="2"/>
          <table:table-cell table:formula="of:=ABS([.C11]-[.B11])" office:value-type="float" office:value="0.0899999999999963">
            <text:p>0.09</text:p>
          </table:table-cell>
          <table:table-cell table:number-columns-repeated="4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3.5">
            <text:p>53.5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3.4816247582205">
            <text:p>3.48</text:p>
          </table:table-cell>
          <table:table-cell table:number-columns-repeated="2"/>
          <table:table-cell table:formula="of:=ABS([.C12]-[.B12]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46.02">
            <text:p>46.02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4.52282157676348">
            <text:p>4.52</text:p>
          </table:table-cell>
          <table:table-cell table:number-columns-repeated="2"/>
          <table:table-cell table:formula="of:=ABS([.C13]-[.B13])" office:value-type="float" office:value="2.18">
            <text:p>2.18</text:p>
          </table:table-cell>
          <table:table-cell table:number-columns-repeated="4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9.87">
            <text:p>49.87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2.02357563850688">
            <text:p>2.02</text:p>
          </table:table-cell>
          <table:table-cell table:number-columns-repeated="2"/>
          <table:table-cell table:formula="of:=ABS([.C14]-[.B14])" office:value-type="float" office:value="1.03">
            <text:p>1.03</text:p>
          </table:table-cell>
          <table:table-cell table:number-columns-repeated="4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51.67">
            <text:p>51.67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2.14015151515151">
            <text:p>2.14</text:p>
          </table:table-cell>
          <table:table-cell table:number-columns-repeated="2"/>
          <table:table-cell table:formula="of:=ABS([.C15]-[.B15]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5.49">
            <text:p>55.49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1.26334519572954">
            <text:p>1.26</text:p>
          </table:table-cell>
          <table:table-cell table:number-columns-repeated="2"/>
          <table:table-cell table:formula="of:=ABS([.C16]-[.B16])" office:value-type="float" office:value="0.710000000000001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5.06">
            <text:p>35.06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4.03560830860534">
            <text:p>4.04</text:p>
          </table:table-cell>
          <table:table-cell table:number-columns-repeated="2"/>
          <table:table-cell table:formula="of:=ABS([.C17]-[.B17])" office:value-type="float" office:value="1.36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51.69">
            <text:p>51.69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0.368932038834947">
            <text:p>0.37</text:p>
          </table:table-cell>
          <table:table-cell table:number-columns-repeated="2"/>
          <table:table-cell table:formula="of:=ABS([.C18]-[.B18])" office:value-type="float" office:value="0.189999999999998">
            <text:p>0.19</text:p>
          </table:table-cell>
          <table:table-cell table:number-columns-repeated="4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43.45">
            <text:p>43.45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0.344036697247703">
            <text:p>0.34</text:p>
          </table:table-cell>
          <table:table-cell table:number-columns-repeated="2"/>
          <table:table-cell table:formula="of:=ABS([.C19]-[.B19])" office:value-type="float" office:value="0.149999999999999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40.15">
            <text:p>40.15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1.10837438423646">
            <text:p>1.11</text:p>
          </table:table-cell>
          <table:table-cell table:number-columns-repeated="2"/>
          <table:table-cell table:formula="of:=ABS([.C20]-[.B20])" office:value-type="float" office:value="0.450000000000003">
            <text:p>0.45</text:p>
          </table:table-cell>
          <table:table-cell table:number-columns-repeated="4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50.45">
            <text:p>50.45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1.07843137254901">
            <text:p>1.08</text:p>
          </table:table-cell>
          <table:table-cell table:number-columns-repeated="2"/>
          <table:table-cell table:formula="of:=ABS([.C21]-[.B21])" office:value-type="float" office:value="0.549999999999997">
            <text:p>0.55</text:p>
          </table:table-cell>
          <table:table-cell table:number-columns-repeated="4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47.04">
            <text:p>47.04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2.60869565217391">
            <text:p>2.61</text:p>
          </table:table-cell>
          <table:table-cell table:number-columns-repeated="2"/>
          <table:table-cell table:formula="of:=ABS([.C22]-[.B22]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7.05">
            <text:p>37.05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0.953678474114426">
            <text:p>0.95</text:p>
          </table:table-cell>
          <table:table-cell table:number-columns-repeated="2"/>
          <table:table-cell table:formula="of:=ABS([.C23]-[.B23])" office:value-type="float" office:value="0.349999999999994">
            <text:p>0.35</text:p>
          </table:table-cell>
          <table:table-cell table:number-columns-repeated="4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7.08">
            <text:p>47.08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6.58730158730159">
            <text:p>6.59</text:p>
          </table:table-cell>
          <table:table-cell table:number-columns-repeated="2"/>
          <table:table-cell table:formula="of:=ABS([.C24]-[.B24])" office:value-type="float" office:value="3.32">
            <text:p>3.32</text:p>
          </table:table-cell>
          <table:table-cell table:number-columns-repeated="4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45.47">
            <text:p>45.47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3.66525423728814">
            <text:p>3.67</text:p>
          </table:table-cell>
          <table:table-cell table:number-columns-repeated="2"/>
          <table:table-cell table:formula="of:=ABS([.C25]-[.B25])" office:value-type="float" office:value="1.73">
            <text:p>1.73</text:p>
          </table:table-cell>
          <table:table-cell table:number-columns-repeated="4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44.2">
            <text:p>44.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7.72442588726513">
            <text:p>7.72</text:p>
          </table:table-cell>
          <table:table-cell table:number-columns-repeated="2"/>
          <table:table-cell table:formula="of:=ABS([.C26]-[.B26])"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6.59">
            <text:p>36.59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2.49299719887955">
            <text:p>2.49</text:p>
          </table:table-cell>
          <table:table-cell table:number-columns-repeated="2"/>
          <table:table-cell table:formula="of:=ABS([.C27]-[.B27])" office:value-type="float" office:value="0.890000000000001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52.58">
            <text:p>52.58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4.05109489051095">
            <text:p>4.05</text:p>
          </table:table-cell>
          <table:table-cell table:number-columns-repeated="2"/>
          <table:table-cell table:formula="of:=ABS([.C28]-[.B28])" office:value-type="float" office:value="2.22">
            <text:p>2.22</text:p>
          </table:table-cell>
          <table:table-cell table:number-columns-repeated="4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6.27">
            <text:p>46.27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0.494623655913972">
            <text:p>0.49</text:p>
          </table:table-cell>
          <table:table-cell table:number-columns-repeated="2"/>
          <table:table-cell table:formula="of:=ABS([.C29]-[.B29])" office:value-type="float" office:value="0.229999999999997">
            <text:p>0.23</text:p>
          </table:table-cell>
          <table:table-cell table:number-columns-repeated="4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6.37">
            <text:p>46.37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7.81312127236581">
            <text:p>7.81</text:p>
          </table:table-cell>
          <table:table-cell table:number-columns-repeated="2"/>
          <table:table-cell table:formula="of:=ABS([.C30]-[.B30])" office:value-type="float" office:value="3.93">
            <text:p>3.93</text:p>
          </table:table-cell>
          <table:table-cell table:number-columns-repeated="4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7.25">
            <text:p>47.25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6.43564356435644">
            <text:p>6.44</text:p>
          </table:table-cell>
          <table:table-cell table:number-columns-repeated="2"/>
          <table:table-cell table:formula="of:=ABS([.C31]-[.B31])" office:value-type="float" office:value="3.25">
            <text:p>3.25</text:p>
          </table:table-cell>
          <table:table-cell table:number-columns-repeated="4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4.91">
            <text:p>54.91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0.567765567765559">
            <text:p>0.57</text:p>
          </table:table-cell>
          <table:table-cell table:number-columns-repeated="2"/>
          <table:table-cell table:formula="of:=ABS([.C32]-[.B32])" office:value-type="float" office:value="0.309999999999995">
            <text:p>0.31</text:p>
          </table:table-cell>
          <table:table-cell table:number-columns-repeated="4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4.85">
            <text:p>54.85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0.0912408759124165">
            <text:p>0.09</text:p>
          </table:table-cell>
          <table:table-cell table:number-columns-repeated="2"/>
          <table:table-cell table:formula="of:=ABS([.C33]-[.B33])" office:value-type="float" office:value="0.0500000000000043">
            <text:p>0.05</text:p>
          </table:table-cell>
          <table:table-cell table:number-columns-repeated="4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40.96">
            <text:p>40.9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7.74774774774774">
            <text:p>7.75</text:p>
          </table:table-cell>
          <table:table-cell table:number-columns-repeated="2"/>
          <table:table-cell table:formula="of:=ABS([.C34]-[.B34])" office:value-type="float" office:value="3.44">
            <text:p>3.44</text:p>
          </table:table-cell>
          <table:table-cell table:number-columns-repeated="4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8.39">
            <text:p>48.39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0.226804123711339">
            <text:p>0.23</text:p>
          </table:table-cell>
          <table:table-cell table:number-columns-repeated="2"/>
          <table:table-cell table:formula="of:=ABS([.C35]-[.B35])" office:value-type="float" office:value="0.109999999999999">
            <text:p>0.11</text:p>
          </table:table-cell>
          <table:table-cell table:number-columns-repeated="4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8.92">
            <text:p>48.92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.96392785571142">
            <text:p>1.96</text:p>
          </table:table-cell>
          <table:table-cell table:number-columns-repeated="2"/>
          <table:table-cell table:formula="of:=ABS([.C36]-[.B36])" office:value-type="float" office:value="0.979999999999997">
            <text:p>0.98</text:p>
          </table:table-cell>
          <table:table-cell table:number-columns-repeated="4"/>
        </table:table-row>
        <table:table-row table:style-name="ro1">
          <table:table-cell office:value-type="string">
            <text:p>CAGATATCT-</text:p>
          </table:table-cell>
          <table:table-cell table:number-columns-repeated="3" office:value-type="float" office:value="38.4">
            <text:p>38.4</text:p>
          </table:table-cell>
          <table:table-cell/>
          <table:table-cell table:formula="of:=ABS(([.C37]-[.B37])*100/[.B37])" office:value-type="float" office:value="0">
            <text:p>0</text:p>
          </table:table-cell>
          <table:table-cell table:number-columns-repeated="2"/>
          <table:table-cell table:formula="of:=ABS([.C37]-[.B3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47.53">
            <text:p>47.53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2.60245901639343">
            <text:p>2.6</text:p>
          </table:table-cell>
          <table:table-cell table:number-columns-repeated="2"/>
          <table:table-cell table:formula="of:=ABS([.C38]-[.B38])" office:value-type="float" office:value="1.27">
            <text:p>1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3.7705388113">
            <text:p>3.77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1.605625">
            <text:p>1.6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RNA single dangling en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8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T59" table:end-x="1.329cm" table:end-y="0.275cm" draw:z-index="1" draw:style-name="gr1" svg:width="17.118cm" svg:height="6.836cm" svg:x="0.025cm" svg:y="0.269cm">
              <draw:object draw:notify-on-update-of-ranges="'MELTING 5'.B44:'MELTING 5'.B56 'MELTING 5'.C43:'MELTING 5'.C43 'MELTING 5'.C44:'MELTING 5'.C56 'MELTING 5'.B44:'MELTING 5'.B56 'MELTING 5'.D43:'MELTING 5'.D43 'MELTING 5'.D44:'MELTING 5'.D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er08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er08 </text:p>
          </table:table-cell>
          <table:table-cell table:number-columns-repeated="4"/>
        </table:table-row>
        <table:table-row table:style-name="ro1">
          <table:table-cell office:value-type="string">
            <text:p>-GGCGCUU</text:p>
          </table:table-cell>
          <table:table-cell office:value-type="float" office:value="58.7">
            <text:p>58.7</text:p>
          </table:table-cell>
          <table:table-cell office:value-type="float" office:value="60">
            <text:p>60</text:p>
          </table:table-cell>
          <table:table-cell office:value-type="float" office:value="58.7">
            <text:p>58.7</text:p>
          </table:table-cell>
          <table:table-cell/>
          <table:table-cell table:formula="of:=ABS(([.C45]-[.B45])*100/[.B45])" office:value-type="float" office:value="2.21465076660988">
            <text:p>2.21</text:p>
          </table:table-cell>
          <table:table-cell table:number-columns-repeated="2"/>
          <table:table-cell table:formula="of:=ABS([.C45]-[.B45]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-UGGCCGC</text:p>
          </table:table-cell>
          <table:table-cell office:value-type="float" office:value="62">
            <text:p>62</text:p>
          </table:table-cell>
          <table:table-cell office:value-type="float" office:value="69.92">
            <text:p>69.92</text:p>
          </table:table-cell>
          <table:table-cell office:value-type="float" office:value="62">
            <text:p>62</text:p>
          </table:table-cell>
          <table:table-cell/>
          <table:table-cell table:formula="of:=ABS(([.C46]-[.B46])*100/[.B46])" office:value-type="float" office:value="12.7741935483871">
            <text:p>12.77</text:p>
          </table:table-cell>
          <table:table-cell table:number-columns-repeated="2"/>
          <table:table-cell table:formula="of:=ABS([.C46]-[.B46])" office:value-type="float" office:value="7.92">
            <text:p>7.92</text:p>
          </table:table-cell>
          <table:table-cell table:number-columns-repeated="4"/>
        </table:table-row>
        <table:table-row table:style-name="ro1">
          <table:table-cell office:value-type="string">
            <text:p>-UGGCCGA</text:p>
          </table:table-cell>
          <table:table-cell office:value-type="float" office:value="59.1">
            <text:p>59.1</text:p>
          </table:table-cell>
          <table:table-cell office:value-type="float" office:value="64.4">
            <text:p>64.4</text:p>
          </table:table-cell>
          <table:table-cell office:value-type="float" office:value="59.1">
            <text:p>59.1</text:p>
          </table:table-cell>
          <table:table-cell/>
          <table:table-cell table:formula="of:=ABS(([.C47]-[.B47])*100/[.B47])" office:value-type="float" office:value="8.9678510998308">
            <text:p>8.97</text:p>
          </table:table-cell>
          <table:table-cell table:number-columns-repeated="2"/>
          <table:table-cell table:formula="of:=ABS([.C47]-[.B47])" office:value-type="float" office:value="5.3">
            <text:p>5.3</text:p>
          </table:table-cell>
          <table:table-cell table:number-columns-repeated="4"/>
        </table:table-row>
        <table:table-row table:style-name="ro1">
          <table:table-cell office:value-type="string">
            <text:p>-UGGCCGU</text:p>
          </table:table-cell>
          <table:table-cell office:value-type="float" office:value="59.1">
            <text:p>59.1</text:p>
          </table:table-cell>
          <table:table-cell office:value-type="float" office:value="64.25">
            <text:p>64.25</text:p>
          </table:table-cell>
          <table:table-cell office:value-type="float" office:value="59.1">
            <text:p>59.1</text:p>
          </table:table-cell>
          <table:table-cell/>
          <table:table-cell table:formula="of:=ABS(([.C48]-[.B48])*100/[.B48])" office:value-type="float" office:value="8.71404399323181">
            <text:p>8.71</text:p>
          </table:table-cell>
          <table:table-cell table:number-columns-repeated="2"/>
          <table:table-cell table:formula="of:=ABS([.C48]-[.B48])" office:value-type="float" office:value="5.15">
            <text:p>5.15</text:p>
          </table:table-cell>
          <table:table-cell table:number-columns-repeated="4"/>
        </table:table-row>
        <table:table-row table:style-name="ro1">
          <table:table-cell office:value-type="string">
            <text:p>-AGCGCUG</text:p>
          </table:table-cell>
          <table:table-cell office:value-type="float" office:value="57.5">
            <text:p>57.5</text:p>
          </table:table-cell>
          <table:table-cell office:value-type="float" office:value="56.72">
            <text:p>56.72</text:p>
          </table:table-cell>
          <table:table-cell office:value-type="float" office:value="57.5">
            <text:p>57.5</text:p>
          </table:table-cell>
          <table:table-cell/>
          <table:table-cell table:formula="of:=ABS(([.C49]-[.B49])*100/[.B49])" office:value-type="float" office:value="1.35652173913044">
            <text:p>1.36</text:p>
          </table:table-cell>
          <table:table-cell table:number-columns-repeated="2"/>
          <table:table-cell table:formula="of:=ABS([.C49]-[.B49])" office:value-type="float" office:value="0.780000000000001">
            <text:p>0.78</text:p>
          </table:table-cell>
          <table:table-cell table:number-columns-repeated="4"/>
        </table:table-row>
        <table:table-row table:style-name="ro1">
          <table:table-cell office:value-type="string">
            <text:p>-GGCGCUG</text:p>
          </table:table-cell>
          <table:table-cell office:value-type="float" office:value="60.3">
            <text:p>60.3</text:p>
          </table:table-cell>
          <table:table-cell office:value-type="float" office:value="65.76">
            <text:p>65.76</text:p>
          </table:table-cell>
          <table:table-cell office:value-type="float" office:value="60.3">
            <text:p>60.3</text:p>
          </table:table-cell>
          <table:table-cell/>
          <table:table-cell table:formula="of:=ABS(([.C50]-[.B50])*100/[.B50])" office:value-type="float" office:value="9.05472636815922">
            <text:p>9.05</text:p>
          </table:table-cell>
          <table:table-cell table:number-columns-repeated="2"/>
          <table:table-cell table:formula="of:=ABS([.C50]-[.B50])" office:value-type="float" office:value="5.46000000000001">
            <text:p>5.46</text:p>
          </table:table-cell>
          <table:table-cell table:number-columns-repeated="4"/>
        </table:table-row>
        <table:table-row table:style-name="ro1">
          <table:table-cell office:value-type="string">
            <text:p>-AGCGCUC</text:p>
          </table:table-cell>
          <table:table-cell office:value-type="float" office:value="54.8">
            <text:p>54.8</text:p>
          </table:table-cell>
          <table:table-cell office:value-type="float" office:value="53.61">
            <text:p>53.61</text:p>
          </table:table-cell>
          <table:table-cell office:value-type="float" office:value="54.8">
            <text:p>54.8</text:p>
          </table:table-cell>
          <table:table-cell/>
          <table:table-cell table:formula="of:=ABS(([.C51]-[.B51])*100/[.B51])" office:value-type="float" office:value="2.17153284671532">
            <text:p>2.17</text:p>
          </table:table-cell>
          <table:table-cell table:number-columns-repeated="2"/>
          <table:table-cell table:formula="of:=ABS([.C51]-[.B51]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-AGCGCUA</text:p>
          </table:table-cell>
          <table:table-cell office:value-type="float" office:value="57.9">
            <text:p>57.9</text:p>
          </table:table-cell>
          <table:table-cell office:value-type="float" office:value="57.64">
            <text:p>57.64</text:p>
          </table:table-cell>
          <table:table-cell office:value-type="float" office:value="57.9">
            <text:p>57.9</text:p>
          </table:table-cell>
          <table:table-cell/>
          <table:table-cell table:formula="of:=ABS(([.C52]-[.B52])*100/[.B52])" office:value-type="float" office:value="0.449050086355782">
            <text:p>0.45</text:p>
          </table:table-cell>
          <table:table-cell table:number-columns-repeated="2"/>
          <table:table-cell table:formula="of:=ABS([.C52]-[.B52])" office:value-type="float" office:value="0.259999999999998">
            <text:p>0.26</text:p>
          </table:table-cell>
          <table:table-cell table:number-columns-repeated="4"/>
        </table:table-row>
        <table:table-row table:style-name="ro1">
          <table:table-cell office:value-type="string">
            <text:p>-GGCGCUC</text:p>
          </table:table-cell>
          <table:table-cell office:value-type="float" office:value="59.3">
            <text:p>59.3</text:p>
          </table:table-cell>
          <table:table-cell office:value-type="float" office:value="66.24">
            <text:p>66.24</text:p>
          </table:table-cell>
          <table:table-cell office:value-type="float" office:value="59.3">
            <text:p>59.3</text:p>
          </table:table-cell>
          <table:table-cell/>
          <table:table-cell table:formula="of:=ABS(([.C53]-[.B53])*100/[.B53])" office:value-type="float" office:value="11.7032040472175">
            <text:p>11.7</text:p>
          </table:table-cell>
          <table:table-cell table:number-columns-repeated="2"/>
          <table:table-cell table:formula="of:=ABS([.C53]-[.B53])" office:value-type="float" office:value="6.94">
            <text:p>6.94</text:p>
          </table:table-cell>
          <table:table-cell table:number-columns-repeated="4"/>
        </table:table-row>
        <table:table-row table:style-name="ro1">
          <table:table-cell office:value-type="string">
            <text:p>-UGGCCGG</text:p>
          </table:table-cell>
          <table:table-cell office:value-type="float" office:value="58.3">
            <text:p>58.3</text:p>
          </table:table-cell>
          <table:table-cell office:value-type="float" office:value="69.67">
            <text:p>69.67</text:p>
          </table:table-cell>
          <table:table-cell office:value-type="float" office:value="58.3">
            <text:p>58.3</text:p>
          </table:table-cell>
          <table:table-cell/>
          <table:table-cell table:formula="of:=ABS(([.C54]-[.B54])*100/[.B54])" office:value-type="float" office:value="19.5025728987993">
            <text:p>19.5</text:p>
          </table:table-cell>
          <table:table-cell table:number-columns-repeated="2"/>
          <table:table-cell table:formula="of:=ABS([.C54]-[.B54])" office:value-type="float" office:value="11.37">
            <text:p>11.37</text:p>
          </table:table-cell>
          <table:table-cell table:number-columns-repeated="4"/>
        </table:table-row>
        <table:table-row table:style-name="ro1">
          <table:table-cell office:value-type="string">
            <text:p>-GGCGCUA</text:p>
          </table:table-cell>
          <table:table-cell office:value-type="float" office:value="61.7">
            <text:p>61.7</text:p>
          </table:table-cell>
          <table:table-cell office:value-type="float" office:value="61.92">
            <text:p>61.92</text:p>
          </table:table-cell>
          <table:table-cell office:value-type="float" office:value="61.7">
            <text:p>61.7</text:p>
          </table:table-cell>
          <table:table-cell/>
          <table:table-cell table:formula="of:=ABS(([.C55]-[.B55])*100/[.B55])" office:value-type="float" office:value="0.356564019448945">
            <text:p>0.36</text:p>
          </table:table-cell>
          <table:table-cell table:number-columns-repeated="2"/>
          <table:table-cell table:formula="of:=ABS([.C55]-[.B55])" office:value-type="float" office:value="0.219999999999999">
            <text:p>0.22</text:p>
          </table:table-cell>
          <table:table-cell table:number-columns-repeated="4"/>
        </table:table-row>
        <table:table-row table:style-name="ro1">
          <table:table-cell office:value-type="string">
            <text:p>-AGCGCUU</text:p>
          </table:table-cell>
          <table:table-cell office:value-type="float" office:value="55">
            <text:p>55</text:p>
          </table:table-cell>
          <table:table-cell office:value-type="float" office:value="54.01">
            <text:p>54.01</text:p>
          </table:table-cell>
          <table:table-cell office:value-type="float" office:value="55">
            <text:p>55</text:p>
          </table:table-cell>
          <table:table-cell/>
          <table:table-cell table:formula="of:=ABS(([.C56]-[.B56])*100/[.B56])" office:value-type="float" office:value="1.8">
            <text:p>1.8</text:p>
          </table:table-cell>
          <table:table-cell table:number-columns-repeated="2"/>
          <table:table-cell table:formula="of:=ABS([.C56]-[.B56])" office:value-type="float" office:value="0.990000000000002">
            <text:p>0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45:.F56])" office:value-type="float" office:value="6.58874261782384">
            <text:p>6.59</text:p>
          </table:table-cell>
          <table:table-cell/>
          <table:table-cell office:value-type="string">
            <text:p>average</text:p>
          </table:table-cell>
          <table:table-cell table:formula="of:=AVERAGE([.I45:.I56])" office:value-type="float" office:value="3.90666666666667">
            <text:p>3.91</text:p>
          </table:table-cell>
          <table:table-cell table:number-columns-repeated="4"/>
        </table:table-row>
      </table:table>
      <table:table table:name="MELTING 4_2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>
            <text:p>MELTING 4_2 test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dnadnade.nn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dnadnade.nn</text:p>
          </table:table-cell>
          <table:table-cell table:number-columns-repeated="2"/>
          <table:table-cell>
            <draw:frame table:end-cell-address="'MELTING 4_2'.O20" table:end-x="1.93cm" table:end-y="0.226cm" draw:z-index="0" draw:style-name="gr1" svg:width="8.008cm" svg:height="5.938cm" svg:x="0.705cm" svg:y="0.264cm">
              <draw:object draw:notify-on-update-of-ranges="'MELTING 4_2'.B6:'MELTING 4_2'.B38 'MELTING 4_2'.C5:'MELTING 4_2'.C5 'MELTING 4_2'.C6:'MELTING 4_2'.C38 'MELTING 4_2'.B6:'MELTING 4_2'.B38 'MELTING 4_2'.D5:'MELTING 4_2'.D5 'MELTING 4_2'.D6:'MELTING 4_2'.D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17.6507276507277">
            <text:p>17.65</text:p>
          </table:table-cell>
          <table:table-cell table:number-columns-repeated="2"/>
          <table:table-cell table:formula="of:=ABS([.C7]-[.B7])" office:value-type="float" office:value="8.49">
            <text:p>8.49</text:p>
          </table:table-cell>
          <table:table-cell table:number-columns-repeated="3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6.40957446808512">
            <text:p>6.41</text:p>
          </table:table-cell>
          <table:table-cell table:number-columns-repeated="2"/>
          <table:table-cell table:formula="of:=ABS([.C8]-[.B8])" office:value-type="float" office:value="2.41">
            <text:p>2.41</text:p>
          </table:table-cell>
          <table:table-cell table:number-columns-repeated="3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10.6036217303823">
            <text:p>10.6</text:p>
          </table:table-cell>
          <table:table-cell table:number-columns-repeated="2"/>
          <table:table-cell table:formula="of:=ABS([.C9]-[.B9])" office:value-type="float" office:value="5.27">
            <text:p>5.27</text:p>
          </table:table-cell>
          <table:table-cell table:number-columns-repeated="3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19.1459074733096">
            <text:p>19.15</text:p>
          </table:table-cell>
          <table:table-cell table:number-columns-repeated="2"/>
          <table:table-cell table:formula="of:=ABS([.C10]-[.B10])" office:value-type="float" office:value="5.38">
            <text:p>5.38</text:p>
          </table:table-cell>
          <table:table-cell table:number-columns-repeated="3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5.3125">
            <text:p>5.31</text:p>
          </table:table-cell>
          <table:table-cell table:number-columns-repeated="2"/>
          <table:table-cell table:formula="of:=ABS([.C11]-[.B11])" office:value-type="float" office:value="2.21">
            <text:p>2.21</text:p>
          </table:table-cell>
          <table:table-cell table:number-columns-repeated="3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2.92069632495165">
            <text:p>2.92</text:p>
          </table:table-cell>
          <table:table-cell table:number-columns-repeated="2"/>
          <table:table-cell table:formula="of:=ABS([.C12]-[.B12])" office:value-type="float" office:value="1.51000000000001">
            <text:p>1.51</text:p>
          </table:table-cell>
          <table:table-cell table:number-columns-repeated="3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21.0373443983402">
            <text:p>21.04</text:p>
          </table:table-cell>
          <table:table-cell table:number-columns-repeated="2"/>
          <table:table-cell table:formula="of:=ABS([.C13]-[.B13])" office:value-type="float" office:value="10.14">
            <text:p>10.14</text:p>
          </table:table-cell>
          <table:table-cell table:number-columns-repeated="3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16.3457760314342">
            <text:p>16.35</text:p>
          </table:table-cell>
          <table:table-cell table:number-columns-repeated="2"/>
          <table:table-cell table:formula="of:=ABS([.C14]-[.B14])" office:value-type="float" office:value="8.32">
            <text:p>8.32</text:p>
          </table:table-cell>
          <table:table-cell table:number-columns-repeated="3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14.9810606060606">
            <text:p>14.98</text:p>
          </table:table-cell>
          <table:table-cell table:number-columns-repeated="2"/>
          <table:table-cell table:formula="of:=ABS([.C15]-[.B15])" office:value-type="float" office:value="7.91">
            <text:p>7.91</text:p>
          </table:table-cell>
          <table:table-cell table:number-columns-repeated="3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6.76156583629894">
            <text:p>6.76</text:p>
          </table:table-cell>
          <table:table-cell table:number-columns-repeated="2"/>
          <table:table-cell table:formula="of:=ABS([.C16]-[.B16])"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6.973293768546">
            <text:p>6.97</text:p>
          </table:table-cell>
          <table:table-cell table:number-columns-repeated="2"/>
          <table:table-cell table:formula="of:=ABS([.C17]-[.B17])" office:value-type="float" office:value="2.35">
            <text:p>2.35</text:p>
          </table:table-cell>
          <table:table-cell table:number-columns-repeated="3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8.44660194174758">
            <text:p>8.45</text:p>
          </table:table-cell>
          <table:table-cell table:number-columns-repeated="2"/>
          <table:table-cell table:formula="of:=ABS([.C18]-[.B18])" office:value-type="float" office:value="4.35">
            <text:p>4.35</text:p>
          </table:table-cell>
          <table:table-cell table:number-columns-repeated="3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11.7431192660551">
            <text:p>11.74</text:p>
          </table:table-cell>
          <table:table-cell table:number-columns-repeated="2"/>
          <table:table-cell table:formula="of:=ABS([.C19]-[.B19])" office:value-type="float" office:value="5.12">
            <text:p>5.12</text:p>
          </table:table-cell>
          <table:table-cell table:number-columns-repeated="3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7.16748768472907">
            <text:p>7.17</text:p>
          </table:table-cell>
          <table:table-cell table:number-columns-repeated="2"/>
          <table:table-cell table:formula="of:=ABS([.C20]-[.B20])" office:value-type="float" office:value="2.91">
            <text:p>2.91</text:p>
          </table:table-cell>
          <table:table-cell table:number-columns-repeated="3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8.56862745098039">
            <text:p>8.57</text:p>
          </table:table-cell>
          <table:table-cell table:number-columns-repeated="2"/>
          <table:table-cell table:formula="of:=ABS([.C21]-[.B21])" office:value-type="float" office:value="4.37">
            <text:p>4.37</text:p>
          </table:table-cell>
          <table:table-cell table:number-columns-repeated="3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19.1097308488613">
            <text:p>19.11</text:p>
          </table:table-cell>
          <table:table-cell table:number-columns-repeated="2"/>
          <table:table-cell table:formula="of:=ABS([.C22]-[.B22])" office:value-type="float" office:value="9.23">
            <text:p>9.23</text:p>
          </table:table-cell>
          <table:table-cell table:number-columns-repeated="3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9.70027247956404">
            <text:p>9.7</text:p>
          </table:table-cell>
          <table:table-cell table:number-columns-repeated="2"/>
          <table:table-cell table:formula="of:=ABS([.C23]-[.B23])" office:value-type="float" office:value="3.56">
            <text:p>3.56</text:p>
          </table:table-cell>
          <table:table-cell table:number-columns-repeated="3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14.9404761904762">
            <text:p>14.94</text:p>
          </table:table-cell>
          <table:table-cell table:number-columns-repeated="2"/>
          <table:table-cell table:formula="of:=ABS([.C24]-[.B24])" office:value-type="float" office:value="7.53">
            <text:p>7.53</text:p>
          </table:table-cell>
          <table:table-cell table:number-columns-repeated="3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23.5169491525424">
            <text:p>23.52</text:p>
          </table:table-cell>
          <table:table-cell table:number-columns-repeated="2"/>
          <table:table-cell table:formula="of:=ABS([.C25]-[.B25])" office:value-type="float" office:value="11.1">
            <text:p>11.1</text:p>
          </table:table-cell>
          <table:table-cell table:number-columns-repeated="3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17.4947807933194">
            <text:p>17.49</text:p>
          </table:table-cell>
          <table:table-cell table:number-columns-repeated="2"/>
          <table:table-cell table:formula="of:=ABS([.C26]-[.B26])" office:value-type="float" office:value="8.38">
            <text:p>8.38</text:p>
          </table:table-cell>
          <table:table-cell table:number-columns-repeated="3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7.22689075630254">
            <text:p>7.23</text:p>
          </table:table-cell>
          <table:table-cell table:number-columns-repeated="2"/>
          <table:table-cell table:formula="of:=ABS([.C27]-[.B27])" office:value-type="float" office:value="2.58000000000001">
            <text:p>2.58</text:p>
          </table:table-cell>
          <table:table-cell table:number-columns-repeated="3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18.1204379562044">
            <text:p>18.12</text:p>
          </table:table-cell>
          <table:table-cell table:number-columns-repeated="2"/>
          <table:table-cell table:formula="of:=ABS([.C28]-[.B28])" office:value-type="float" office:value="9.93">
            <text:p>9.93</text:p>
          </table:table-cell>
          <table:table-cell table:number-columns-repeated="3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9.65591397849463">
            <text:p>9.66</text:p>
          </table:table-cell>
          <table:table-cell table:number-columns-repeated="2"/>
          <table:table-cell table:formula="of:=ABS([.C29]-[.B29])" office:value-type="float" office:value="4.49">
            <text:p>4.49</text:p>
          </table:table-cell>
          <table:table-cell table:number-columns-repeated="3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16.6600397614314">
            <text:p>16.66</text:p>
          </table:table-cell>
          <table:table-cell table:number-columns-repeated="2"/>
          <table:table-cell table:formula="of:=ABS([.C30]-[.B30])" office:value-type="float" office:value="8.38">
            <text:p>8.38</text:p>
          </table:table-cell>
          <table:table-cell table:number-columns-repeated="3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15.0891089108911">
            <text:p>15.09</text:p>
          </table:table-cell>
          <table:table-cell table:number-columns-repeated="2"/>
          <table:table-cell table:formula="of:=ABS([.C31]-[.B31])" office:value-type="float" office:value="7.62">
            <text:p>7.62</text:p>
          </table:table-cell>
          <table:table-cell table:number-columns-repeated="3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5.34798534798535">
            <text:p>5.35</text:p>
          </table:table-cell>
          <table:table-cell table:number-columns-repeated="2"/>
          <table:table-cell table:formula="of:=ABS([.C32]-[.B32])" office:value-type="float" office:value="2.92">
            <text:p>2.92</text:p>
          </table:table-cell>
          <table:table-cell table:number-columns-repeated="3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6.64233576642336">
            <text:p>6.64</text:p>
          </table:table-cell>
          <table:table-cell table:number-columns-repeated="2"/>
          <table:table-cell table:formula="of:=ABS([.C33]-[.B33])" office:value-type="float" office:value="3.64">
            <text:p>3.64</text:p>
          </table:table-cell>
          <table:table-cell table:number-columns-repeated="3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19.4594594594595">
            <text:p>19.46</text:p>
          </table:table-cell>
          <table:table-cell table:number-columns-repeated="2"/>
          <table:table-cell table:formula="of:=ABS([.C34]-[.B34])" office:value-type="float" office:value="8.64">
            <text:p>8.64</text:p>
          </table:table-cell>
          <table:table-cell table:number-columns-repeated="3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10.9690721649485">
            <text:p>10.97</text:p>
          </table:table-cell>
          <table:table-cell table:number-columns-repeated="2"/>
          <table:table-cell table:formula="of:=ABS([.C35]-[.B35])" office:value-type="float" office:value="5.32">
            <text:p>5.32</text:p>
          </table:table-cell>
          <table:table-cell table:number-columns-repeated="3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7.374749498998">
            <text:p>17.37</text:p>
          </table:table-cell>
          <table:table-cell table:number-columns-repeated="2"/>
          <table:table-cell table:formula="of:=ABS([.C36]-[.B36])" office:value-type="float" office:value="8.67">
            <text:p>8.67</text:p>
          </table:table-cell>
          <table:table-cell table:number-columns-repeated="3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f:=ABS(([.C37]-[.B37])*100/[.B37])" office:value-type="float" office:value="16.171875">
            <text:p>16.17</text:p>
          </table:table-cell>
          <table:table-cell table:number-columns-repeated="2"/>
          <table:table-cell table:formula="of:=ABS([.C37]-[.B37])" office:value-type="float" office:value="6.21">
            <text:p>6.21</text:p>
          </table:table-cell>
          <table:table-cell table:number-columns-repeated="3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18.5245901639344">
            <text:p>18.52</text:p>
          </table:table-cell>
          <table:table-cell table:number-columns-repeated="2"/>
          <table:table-cell table:formula="of:=ABS([.C38]-[.B38])" office:value-type="float" office:value="9.04">
            <text:p>9.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12.8147679019214">
            <text:p>12.81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5.993125">
            <text:p>5.99</text:p>
          </table:table-cell>
          <table:table-cell table:number-columns-repeated="3"/>
        </table:table-row>
      </table:table>
      <table:table table:name="MELTING 4_3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4"/>
          <table:table-cell office:value-type="string">
            <text:p>MELTING 4_3 tests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dnadnade.nn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dnadnade.nn</text:p>
          </table:table-cell>
          <table:table-cell table:number-columns-repeated="6"/>
          <table:table-cell>
            <draw:frame table:end-cell-address="'MELTING 4_3'.T20" table:end-x="0.037cm" table:end-y="0.436cm" draw:z-index="0" draw:style-name="gr1" svg:width="8.004cm" svg:height="5.976cm" svg:x="1.074cm" svg:y="0.426cm">
              <draw:object draw:notify-on-update-of-ranges="'MELTING 4_3'.B6:'MELTING 4_3'.B38 'MELTING 4_3'.C5:'MELTING 4_3'.C5 'MELTING 4_3'.C6:'MELTING 4_3'.C38 'MELTING 4_3'.B6:'MELTING 4_3'.B38 'MELTING 4_3'.D5:'MELTING 4_3'.D5 'MELTING 4_3'.D6:'MELTING 4_3'.D3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17.6507276507277">
            <text:p>17.65</text:p>
          </table:table-cell>
          <table:table-cell table:number-columns-repeated="2"/>
          <table:table-cell table:formula="of:=ABS([.C7]-[.B7])" office:value-type="float" office:value="8.49">
            <text:p>8.49</text:p>
          </table:table-cell>
          <table:table-cell table:number-columns-repeated="7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6.40957446808512">
            <text:p>6.41</text:p>
          </table:table-cell>
          <table:table-cell table:number-columns-repeated="2"/>
          <table:table-cell table:formula="of:=ABS([.C8]-[.B8])" office:value-type="float" office:value="2.41">
            <text:p>2.41</text:p>
          </table:table-cell>
          <table:table-cell table:number-columns-repeated="7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10.6036217303823">
            <text:p>10.6</text:p>
          </table:table-cell>
          <table:table-cell table:number-columns-repeated="2"/>
          <table:table-cell table:formula="of:=ABS([.C9]-[.B9])" office:value-type="float" office:value="5.27">
            <text:p>5.27</text:p>
          </table:table-cell>
          <table:table-cell table:number-columns-repeated="7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19.1459074733096">
            <text:p>19.15</text:p>
          </table:table-cell>
          <table:table-cell table:number-columns-repeated="2"/>
          <table:table-cell table:formula="of:=ABS([.C10]-[.B10])" office:value-type="float" office:value="5.38">
            <text:p>5.38</text:p>
          </table:table-cell>
          <table:table-cell table:number-columns-repeated="7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5.3125">
            <text:p>5.31</text:p>
          </table:table-cell>
          <table:table-cell table:number-columns-repeated="2"/>
          <table:table-cell table:formula="of:=ABS([.C11]-[.B11])" office:value-type="float" office:value="2.21">
            <text:p>2.21</text:p>
          </table:table-cell>
          <table:table-cell table:number-columns-repeated="7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2.92069632495165">
            <text:p>2.92</text:p>
          </table:table-cell>
          <table:table-cell table:number-columns-repeated="2"/>
          <table:table-cell table:formula="of:=ABS([.C12]-[.B12])" office:value-type="float" office:value="1.51000000000001">
            <text:p>1.51</text:p>
          </table:table-cell>
          <table:table-cell table:number-columns-repeated="7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21.0373443983402">
            <text:p>21.04</text:p>
          </table:table-cell>
          <table:table-cell table:number-columns-repeated="2"/>
          <table:table-cell table:formula="of:=ABS([.C13]-[.B13])" office:value-type="float" office:value="10.14">
            <text:p>10.14</text:p>
          </table:table-cell>
          <table:table-cell table:number-columns-repeated="7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16.3457760314342">
            <text:p>16.35</text:p>
          </table:table-cell>
          <table:table-cell table:number-columns-repeated="2"/>
          <table:table-cell table:formula="of:=ABS([.C14]-[.B14])" office:value-type="float" office:value="8.32">
            <text:p>8.32</text:p>
          </table:table-cell>
          <table:table-cell table:number-columns-repeated="7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14.9810606060606">
            <text:p>14.98</text:p>
          </table:table-cell>
          <table:table-cell table:number-columns-repeated="2"/>
          <table:table-cell table:formula="of:=ABS([.C15]-[.B15])" office:value-type="float" office:value="7.91">
            <text:p>7.91</text:p>
          </table:table-cell>
          <table:table-cell table:number-columns-repeated="7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6.76156583629894">
            <text:p>6.76</text:p>
          </table:table-cell>
          <table:table-cell table:number-columns-repeated="2"/>
          <table:table-cell table:formula="of:=ABS([.C16]-[.B16])" office:value-type="float" office:value="3.8">
            <text:p>3.8</text:p>
          </table:table-cell>
          <table:table-cell table:number-columns-repeated="7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6.973293768546">
            <text:p>6.97</text:p>
          </table:table-cell>
          <table:table-cell table:number-columns-repeated="2"/>
          <table:table-cell table:formula="of:=ABS([.C17]-[.B17])" office:value-type="float" office:value="2.35">
            <text:p>2.35</text:p>
          </table:table-cell>
          <table:table-cell table:number-columns-repeated="7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8.44660194174758">
            <text:p>8.45</text:p>
          </table:table-cell>
          <table:table-cell table:number-columns-repeated="2"/>
          <table:table-cell table:formula="of:=ABS([.C18]-[.B18])" office:value-type="float" office:value="4.35">
            <text:p>4.35</text:p>
          </table:table-cell>
          <table:table-cell table:number-columns-repeated="7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11.7431192660551">
            <text:p>11.74</text:p>
          </table:table-cell>
          <table:table-cell table:number-columns-repeated="2"/>
          <table:table-cell table:formula="of:=ABS([.C19]-[.B19])" office:value-type="float" office:value="5.12">
            <text:p>5.12</text:p>
          </table:table-cell>
          <table:table-cell table:number-columns-repeated="7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7.16748768472907">
            <text:p>7.17</text:p>
          </table:table-cell>
          <table:table-cell table:number-columns-repeated="2"/>
          <table:table-cell table:formula="of:=ABS([.C20]-[.B20])" office:value-type="float" office:value="2.91">
            <text:p>2.91</text:p>
          </table:table-cell>
          <table:table-cell table:number-columns-repeated="7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8.56862745098039">
            <text:p>8.57</text:p>
          </table:table-cell>
          <table:table-cell table:number-columns-repeated="2"/>
          <table:table-cell table:formula="of:=ABS([.C21]-[.B21])" office:value-type="float" office:value="4.37">
            <text:p>4.37</text:p>
          </table:table-cell>
          <table:table-cell table:number-columns-repeated="7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19.1097308488613">
            <text:p>19.11</text:p>
          </table:table-cell>
          <table:table-cell table:number-columns-repeated="2"/>
          <table:table-cell table:formula="of:=ABS([.C22]-[.B22])" office:value-type="float" office:value="9.23">
            <text:p>9.23</text:p>
          </table:table-cell>
          <table:table-cell table:number-columns-repeated="7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9.70027247956404">
            <text:p>9.7</text:p>
          </table:table-cell>
          <table:table-cell table:number-columns-repeated="2"/>
          <table:table-cell table:formula="of:=ABS([.C23]-[.B23])" office:value-type="float" office:value="3.56">
            <text:p>3.56</text:p>
          </table:table-cell>
          <table:table-cell table:number-columns-repeated="7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14.9404761904762">
            <text:p>14.94</text:p>
          </table:table-cell>
          <table:table-cell table:number-columns-repeated="2"/>
          <table:table-cell table:formula="of:=ABS([.C24]-[.B24])" office:value-type="float" office:value="7.53">
            <text:p>7.53</text:p>
          </table:table-cell>
          <table:table-cell table:number-columns-repeated="7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23.5169491525424">
            <text:p>23.52</text:p>
          </table:table-cell>
          <table:table-cell table:number-columns-repeated="2"/>
          <table:table-cell table:formula="of:=ABS([.C25]-[.B25])" office:value-type="float" office:value="11.1">
            <text:p>11.1</text:p>
          </table:table-cell>
          <table:table-cell table:number-columns-repeated="7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17.4947807933194">
            <text:p>17.49</text:p>
          </table:table-cell>
          <table:table-cell table:number-columns-repeated="2"/>
          <table:table-cell table:formula="of:=ABS([.C26]-[.B26])" office:value-type="float" office:value="8.38">
            <text:p>8.38</text:p>
          </table:table-cell>
          <table:table-cell table:number-columns-repeated="7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7.22689075630254">
            <text:p>7.23</text:p>
          </table:table-cell>
          <table:table-cell table:number-columns-repeated="2"/>
          <table:table-cell table:formula="of:=ABS([.C27]-[.B27])" office:value-type="float" office:value="2.58000000000001">
            <text:p>2.58</text:p>
          </table:table-cell>
          <table:table-cell table:number-columns-repeated="7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18.1204379562044">
            <text:p>18.12</text:p>
          </table:table-cell>
          <table:table-cell table:number-columns-repeated="2"/>
          <table:table-cell table:formula="of:=ABS([.C28]-[.B28])" office:value-type="float" office:value="9.93">
            <text:p>9.93</text:p>
          </table:table-cell>
          <table:table-cell table:number-columns-repeated="7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9.65591397849463">
            <text:p>9.66</text:p>
          </table:table-cell>
          <table:table-cell table:number-columns-repeated="2"/>
          <table:table-cell table:formula="of:=ABS([.C29]-[.B29])" office:value-type="float" office:value="4.49">
            <text:p>4.49</text:p>
          </table:table-cell>
          <table:table-cell table:number-columns-repeated="7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16.6600397614314">
            <text:p>16.66</text:p>
          </table:table-cell>
          <table:table-cell table:number-columns-repeated="2"/>
          <table:table-cell table:formula="of:=ABS([.C30]-[.B30])" office:value-type="float" office:value="8.38">
            <text:p>8.38</text:p>
          </table:table-cell>
          <table:table-cell table:number-columns-repeated="7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15.0891089108911">
            <text:p>15.09</text:p>
          </table:table-cell>
          <table:table-cell table:number-columns-repeated="2"/>
          <table:table-cell table:formula="of:=ABS([.C31]-[.B31])" office:value-type="float" office:value="7.62">
            <text:p>7.62</text:p>
          </table:table-cell>
          <table:table-cell table:number-columns-repeated="7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5.34798534798535">
            <text:p>5.35</text:p>
          </table:table-cell>
          <table:table-cell table:number-columns-repeated="2"/>
          <table:table-cell table:formula="of:=ABS([.C32]-[.B32])" office:value-type="float" office:value="2.92">
            <text:p>2.92</text:p>
          </table:table-cell>
          <table:table-cell table:number-columns-repeated="7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6.64233576642336">
            <text:p>6.64</text:p>
          </table:table-cell>
          <table:table-cell table:number-columns-repeated="2"/>
          <table:table-cell table:formula="of:=ABS([.C33]-[.B33])" office:value-type="float" office:value="3.64">
            <text:p>3.64</text:p>
          </table:table-cell>
          <table:table-cell table:number-columns-repeated="7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19.4594594594595">
            <text:p>19.46</text:p>
          </table:table-cell>
          <table:table-cell table:number-columns-repeated="2"/>
          <table:table-cell table:formula="of:=ABS([.C34]-[.B34])" office:value-type="float" office:value="8.64">
            <text:p>8.64</text:p>
          </table:table-cell>
          <table:table-cell table:number-columns-repeated="7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10.9690721649485">
            <text:p>10.97</text:p>
          </table:table-cell>
          <table:table-cell table:number-columns-repeated="2"/>
          <table:table-cell table:formula="of:=ABS([.C35]-[.B35])" office:value-type="float" office:value="5.32">
            <text:p>5.32</text:p>
          </table:table-cell>
          <table:table-cell table:number-columns-repeated="7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7.374749498998">
            <text:p>17.37</text:p>
          </table:table-cell>
          <table:table-cell table:number-columns-repeated="2"/>
          <table:table-cell table:formula="of:=ABS([.C36]-[.B36])" office:value-type="float" office:value="8.67">
            <text:p>8.67</text:p>
          </table:table-cell>
          <table:table-cell table:number-columns-repeated="7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f:=ABS(([.C37]-[.B37])*100/[.B37])" office:value-type="float" office:value="16.171875">
            <text:p>16.17</text:p>
          </table:table-cell>
          <table:table-cell table:number-columns-repeated="2"/>
          <table:table-cell table:formula="of:=ABS([.C37]-[.B37])" office:value-type="float" office:value="6.21">
            <text:p>6.21</text:p>
          </table:table-cell>
          <table:table-cell table:number-columns-repeated="7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18.5245901639344">
            <text:p>18.52</text:p>
          </table:table-cell>
          <table:table-cell table:number-columns-repeated="2"/>
          <table:table-cell table:formula="of:=ABS([.C38]-[.B38])" office:value-type="float" office:value="9.04">
            <text:p>9.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12.8147679019214">
            <text:p>12.81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5.993125">
            <text:p>5.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mputational Neurobiology</meta:initial-creator>
    <meta:creation-date>2009-06-29T15:15:27</meta:creation-date>
    <dc:creator>Marine </dc:creator>
    <dc:date>2013-02-16T09:54:31</dc:date>
    <meta:editing-cycles>19</meta:editing-cycles>
    <meta:editing-duration>PT1H4M13S</meta:editing-duration>
    <meta:document-statistic meta:table-count="3" meta:cell-count="703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22cm" svg:height="7.264cm" xlink:href=".." xlink:type="simple" chart:class="chart:scatter" chart:style-name="ch1">
        <chart:title svg:x="2.581cm" svg:y="0.148cm" chart:style-name="ch2">
          <text:p>DNA sequences with single dangling end</text:p>
        </chart:title>
        <chart:legend chart:legend-position="end" svg:x="9.84cm" svg:y="2.802cm" style:legend-expansion="high" chart:style-name="ch3"/>
        <chart:plot-area chart:style-name="ch4" table:cell-range-address="'MELTING 5'.B7:'MELTING 5'.D38 'MELTING 5'.C5:'MELTING 5'.D6" chart:data-source-has-labels="row" svg:x="1.088cm" svg:y="0.757cm" svg:width="8.697cm" svg:height="5.671cm">
          <chartooo:coordinate-region svg:x="1.658cm" svg:y="0.917cm" svg:width="7.966cm" svg:height="4.943cm"/>
          <chart:axis chart:dimension="x" chart:name="primary-x" chart:style-name="ch5">
            <chart:title svg:x="4.171cm" svg:y="6.612cm" chart:style-name="ch6">
              <text:p>experimental Tm</text:p>
            </chart:title>
          </chart:axis>
          <chart:axis chart:dimension="y" chart:name="primary-y" chart:style-name="ch5">
            <chart:title svg:x="0.263cm" svg:y="4.452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7:'MELTING 5'.C38" chart:label-cell-address="'MELTING 5'.C5:'MELTING 5'.C6" chart:class="chart:scatter">
            <chart:domain table:cell-range-address="'MELTING 5'.B7:'MELTING 5'.B38"/>
            <chart:data-point chart:repeated="32"/>
          </chart:series>
          <chart:series chart:style-name="ch10" chart:values-cell-range-address="'MELTING 5'.D7:'MELTING 5'.D38" chart:label-cell-address="'MELTING 5'.D5:'MELTING 5'.D6" chart:class="chart:scatter">
            <chart:regression-curve chart:style-name="ch11"/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om00 </text:p>
                <text:list>
                  <text:list-item>
                    <text:p> bom00 </text:p>
                  </text:list-item>
                  <text:list-item>
                    <text:p/>
                  </text:list-item>
                </text:list>
                <draw:g>
                  <svg:desc>'MELTING 5'.C5:'MELTING 5'.C6</svg:desc>
                </draw:g>
              </table:table-cell>
              <table:table-cell office:value-type="string">
                <text:p> TmExp </text:p>
                <text:list>
                  <text:list-item>
                    <text:p> TmExp </text:p>
                  </text:list-item>
                  <text:list-item>
                    <text:p/>
                  </text:list-item>
                </text:list>
                <draw:g>
                  <svg:desc>'MELTING 5'.D5:'MELTING 5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1">
                <text:p>48.1</text:p>
                <draw:g>
                  <svg:desc>'MELTING 5'.B7:'MELTING 5'.B38</svg:desc>
                </draw:g>
              </table:table-cell>
              <table:table-cell office:value-type="float" office:value="44.49">
                <text:p>44.49</text:p>
                <draw:g>
                  <svg:desc>'MELTING 5'.C7:'MELTING 5'.C38</svg:desc>
                </draw:g>
              </table:table-cell>
              <table:table-cell office:value-type="float" office:value="48.1">
                <text:p>48.1</text:p>
                <draw:g>
                  <svg:desc>'MELTING 5'.D7:'MELTING 5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6">
                <text:p>37.6</text:p>
              </table:table-cell>
              <table:table-cell office:value-type="float" office:value="38.53">
                <text:p>38.5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7">
                <text:p>49.7</text:p>
              </table:table-cell>
              <table:table-cell office:value-type="float" office:value="48.35">
                <text:p>48.35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1">
                <text:p>28.1</text:p>
              </table:table-cell>
              <table:table-cell office:value-type="float" office:value="36.91">
                <text:p>36.9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6">
                <text:p>41.6</text:p>
              </table:table-cell>
              <table:table-cell office:value-type="float" office:value="41.69">
                <text:p>41.6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7">
                <text:p>51.7</text:p>
              </table:table-cell>
              <table:table-cell office:value-type="float" office:value="53.5">
                <text:p>53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2">
                <text:p>48.2</text:p>
              </table:table-cell>
              <table:table-cell office:value-type="float" office:value="46.02">
                <text:p>46.0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9">
                <text:p>50.9</text:p>
              </table:table-cell>
              <table:table-cell office:value-type="float" office:value="49.87">
                <text:p>49.8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8">
                <text:p>52.8</text:p>
              </table:table-cell>
              <table:table-cell office:value-type="float" office:value="51.67">
                <text:p>51.67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2">
                <text:p>56.2</text:p>
              </table:table-cell>
              <table:table-cell office:value-type="float" office:value="55.49">
                <text:p>55.4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7">
                <text:p>33.7</text:p>
              </table:table-cell>
              <table:table-cell office:value-type="float" office:value="35.06">
                <text:p>35.0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5">
                <text:p>51.5</text:p>
              </table:table-cell>
              <table:table-cell office:value-type="float" office:value="51.69">
                <text:p>51.6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6">
                <text:p>43.6</text:p>
              </table:table-cell>
              <table:table-cell office:value-type="float" office:value="43.45">
                <text:p>43.4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6">
                <text:p>40.6</text:p>
              </table:table-cell>
              <table:table-cell office:value-type="float" office:value="40.15">
                <text:p>40.1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0.45">
                <text:p>50.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3">
                <text:p>48.3</text:p>
              </table:table-cell>
              <table:table-cell office:value-type="float" office:value="47.04">
                <text:p>47.0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7">
                <text:p>36.7</text:p>
              </table:table-cell>
              <table:table-cell office:value-type="float" office:value="37.05">
                <text:p>37.0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4">
                <text:p>50.4</text:p>
              </table:table-cell>
              <table:table-cell office:value-type="float" office:value="47.08">
                <text:p>47.0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2">
                <text:p>47.2</text:p>
              </table:table-cell>
              <table:table-cell office:value-type="float" office:value="45.47">
                <text:p>45.4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9">
                <text:p>47.9</text:p>
              </table:table-cell>
              <table:table-cell office:value-type="float" office:value="44.2">
                <text:p>44.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7">
                <text:p>35.7</text:p>
              </table:table-cell>
              <table:table-cell office:value-type="float" office:value="36.59">
                <text:p>36.5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8">
                <text:p>54.8</text:p>
              </table:table-cell>
              <table:table-cell office:value-type="float" office:value="52.58">
                <text:p>52.58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5">
                <text:p>46.5</text:p>
              </table:table-cell>
              <table:table-cell office:value-type="float" office:value="46.27">
                <text:p>46.2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3">
                <text:p>50.3</text:p>
              </table:table-cell>
              <table:table-cell office:value-type="float" office:value="46.37">
                <text:p>46.3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47.25">
                <text:p>47.2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6">
                <text:p>54.6</text:p>
              </table:table-cell>
              <table:table-cell office:value-type="float" office:value="54.91">
                <text:p>54.9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8">
                <text:p>54.8</text:p>
              </table:table-cell>
              <table:table-cell office:value-type="float" office:value="54.85">
                <text:p>54.8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4">
                <text:p>44.4</text:p>
              </table:table-cell>
              <table:table-cell office:value-type="float" office:value="40.96">
                <text:p>40.9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5">
                <text:p>48.5</text:p>
              </table:table-cell>
              <table:table-cell office:value-type="float" office:value="48.39">
                <text:p>48.39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9">
                <text:p>49.9</text:p>
              </table:table-cell>
              <table:table-cell office:value-type="float" office:value="48.92">
                <text:p>48.92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47.53">
                <text:p>47.53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16cm" svg:height="8.049cm" xlink:href=".." xlink:type="simple" chart:class="chart:scatter" chart:style-name="ch1">
        <chart:title svg:x="2.662cm" svg:y="0.16cm" chart:style-name="ch2">
          <text:p>RNA sequences with single dangling ends</text:p>
        </chart:title>
        <chart:legend chart:legend-position="end" svg:x="12.648cm" svg:y="3.051cm" style:legend-expansion="high" chart:style-name="ch3"/>
        <chart:plot-area chart:style-name="ch4" table:cell-range-address="'MELTING 5'.B44:'MELTING 5'.D56 'MELTING 5'.C43:'MELTING 5'.D43" chart:data-source-has-labels="row" svg:x="1.154cm" svg:y="0.9cm" svg:width="11.143cm" svg:height="6.101cm">
          <chartooo:coordinate-region svg:x="1.724cm" svg:y="1.061cm" svg:width="10.413cm" svg:height="5.372cm"/>
          <chart:axis chart:dimension="x" chart:name="primary-x" chart:style-name="ch5">
            <chart:title svg:x="5.086cm" svg:y="7.304cm" chart:style-name="ch6">
              <text:p>experimental Tm</text:p>
            </chart:title>
          </chart:axis>
          <chart:axis chart:dimension="y" chart:name="primary-y" chart:style-name="ch5">
            <chart:title svg:x="0.342cm" svg:y="4.99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44:'MELTING 5'.C56" chart:label-cell-address="'MELTING 5'.C43:'MELTING 5'.C43" chart:class="chart:scatter">
            <chart:domain table:cell-range-address="'MELTING 5'.B44:'MELTING 5'.B56"/>
            <chart:data-point chart:repeated="13"/>
          </chart:series>
          <chart:series chart:style-name="ch10" chart:values-cell-range-address="'MELTING 5'.D44:'MELTING 5'.D56" chart:label-cell-address="'MELTING 5'.D43:'MELTING 5'.D43" chart:class="chart:scatter">
            <chart:regression-curve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8 </text:p>
                <draw:g>
                  <svg:desc>'MELTING 5'.C43:'MELTING 5'.C43</svg:desc>
                </draw:g>
              </table:table-cell>
              <table:table-cell office:value-type="string">
                <text:p> TmExp </text:p>
                <draw:g>
                  <svg:desc>'MELTING 5'.D43:'MELTING 5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5'.B44:'MELTING 5'.B56</svg:desc>
                </draw:g>
              </table:table-cell>
              <table:table-cell office:value-type="float" office:value="NaN">
                <text:p>NaN</text:p>
                <draw:g>
                  <svg:desc>'MELTING 5'.C44:'MELTING 5'.C56</svg:desc>
                </draw:g>
              </table:table-cell>
              <table:table-cell office:value-type="float" office:value="NaN">
                <text:p>NaN</text:p>
                <draw:g>
                  <svg:desc>'MELTING 5'.D44:'MELTING 5'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7">
                <text:p>58.7</text:p>
              </table:table-cell>
              <table:table-cell office:value-type="float" office:value="60">
                <text:p>6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69.92">
                <text:p>69.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1">
                <text:p>59.1</text:p>
              </table:table-cell>
              <table:table-cell office:value-type="float" office:value="64.4">
                <text:p>64.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1">
                <text:p>59.1</text:p>
              </table:table-cell>
              <table:table-cell office:value-type="float" office:value="64.25">
                <text:p>64.25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">
                <text:p>57.5</text:p>
              </table:table-cell>
              <table:table-cell office:value-type="float" office:value="56.72">
                <text:p>56.7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3">
                <text:p>60.3</text:p>
              </table:table-cell>
              <table:table-cell office:value-type="float" office:value="65.76">
                <text:p>65.76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8">
                <text:p>54.8</text:p>
              </table:table-cell>
              <table:table-cell office:value-type="float" office:value="53.61">
                <text:p>53.6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">
                <text:p>57.9</text:p>
              </table:table-cell>
              <table:table-cell office:value-type="float" office:value="57.64">
                <text:p>57.6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">
                <text:p>59.3</text:p>
              </table:table-cell>
              <table:table-cell office:value-type="float" office:value="66.24">
                <text:p>66.2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3">
                <text:p>58.3</text:p>
              </table:table-cell>
              <table:table-cell office:value-type="float" office:value="69.67">
                <text:p>69.6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7">
                <text:p>61.7</text:p>
              </table:table-cell>
              <table:table-cell office:value-type="float" office:value="61.92">
                <text:p>61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4.01">
                <text:p>54.0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title svg:x="1.579cm" svg:y="0.141cm" chart:style-name="ch2">
          <text:p>DNA single dangling end</text:p>
        </chart:title>
        <chart:legend chart:legend-position="end" svg:x="4.698cm" svg:y="1.929cm" style:legend-expansion="high" chart:style-name="ch3"/>
        <chart:plot-area chart:style-name="ch4" table:cell-range-address="'MELTING 4_2'.B6:'MELTING 4_2'.D38 'MELTING 4_2'.C5:'MELTING 4_2'.D5" chart:data-source-has-labels="row" svg:x="0.922cm" svg:y="0.14cm" svg:width="4.6cm" svg:height="5.813cm">
          <chartooo:coordinate-region svg:x="1.491cm" svg:y="0.3cm" svg:width="3.87cm" svg:height="5.085cm"/>
          <chart:axis chart:dimension="x" chart:name="primary-x" chart:style-name="ch5">
            <chart:title svg:x="1.95cm" svg:y="6.233cm" chart:style-name="ch6">
              <text:p>experimental Tm</text:p>
            </chart:title>
          </chart:axis>
          <chart:axis chart:dimension="y" chart:name="primary-y" chart:style-name="ch5">
            <chart:title svg:x="0.201cm" svg:y="4.093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2'.C6:'MELTING 4_2'.C38" chart:label-cell-address="'MELTING 4_2'.C5:'MELTING 4_2'.C5" chart:class="chart:scatter">
            <chart:domain table:cell-range-address="'MELTING 4_2'.B6:'MELTING 4_2'.B38"/>
            <chart:data-point chart:repeated="33"/>
          </chart:series>
          <chart:series chart:style-name="ch10" chart:values-cell-range-address="'MELTING 4_2'.D6:'MELTING 4_2'.D38" chart:label-cell-address="'MELTING 4_2'.D5:'MELTING 4_2'.D5" chart:class="chart:scatter">
            <chart:regression-curve chart:style-name="ch11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  <draw:g>
                  <svg:desc>'MELTING 4_2'.C5:'MELTING 4_2'.C5</svg:desc>
                </draw:g>
              </table:table-cell>
              <table:table-cell office:value-type="string">
                <text:p> TmExp </text:p>
                <draw:g>
                  <svg:desc>'MELTING 4_2'.D5:'MELTING 4_2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2'.B6:'MELTING 4_2'.B38</svg:desc>
                </draw:g>
              </table:table-cell>
              <table:table-cell office:value-type="float" office:value="NaN">
                <text:p>NaN</text:p>
                <draw:g>
                  <svg:desc>'MELTING 4_2'.C6:'MELTING 4_2'.C38</svg:desc>
                </draw:g>
              </table:table-cell>
              <table:table-cell office:value-type="float" office:value="NaN">
                <text:p>NaN</text:p>
                <draw:g>
                  <svg:desc>'MELTING 4_2'.D6:'MELTING 4_2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title svg:x="1.579cm" svg:y="0.141cm" chart:style-name="ch2">
          <text:p>DNA single dangling end</text:p>
        </chart:title>
        <chart:legend chart:legend-position="end" svg:x="5.682cm" svg:y="2.554cm" style:legend-expansion="high" chart:style-name="ch3"/>
        <chart:plot-area chart:style-name="ch4" table:cell-range-address="'MELTING 4_3'.B6:'MELTING 4_3'.D38 'MELTING 4_3'.C5:'MELTING 4_3'.D5" chart:data-source-has-labels="row" svg:x="0.879cm" svg:y="0.862cm" svg:width="4.642cm" svg:height="5.155cm">
          <chartooo:coordinate-region svg:x="1.449cm" svg:y="1.022cm" svg:width="3.911cm" svg:height="4.427cm"/>
          <chart:axis chart:dimension="x" chart:name="primary-x" chart:style-name="ch5">
            <chart:title svg:x="1.93cm" svg:y="6.294cm" chart:style-name="ch6">
              <text:p>experimental Tm</text:p>
            </chart:title>
          </chart:axis>
          <chart:axis chart:dimension="y" chart:name="primary-y" chart:style-name="ch5">
            <chart:title svg:x="0.161cm" svg:y="4.48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38" chart:label-cell-address="'MELTING 4_3'.C5:'MELTING 4_3'.C5" chart:class="chart:scatter">
            <chart:domain table:cell-range-address="'MELTING 4_3'.B6:'MELTING 4_3'.B38"/>
            <chart:data-point chart:repeated="33"/>
          </chart:series>
          <chart:series chart:style-name="ch10" chart:values-cell-range-address="'MELTING 4_3'.D6:'MELTING 4_3'.D38" chart:label-cell-address="'MELTING 4_3'.D5:'MELTING 4_3'.D5" chart:class="chart:scatte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  <draw:g>
                  <svg:desc>'MELTING 4_3'.C5:'MELTING 4_3'.C5</svg:desc>
                </draw:g>
              </table:table-cell>
              <table:table-cell office:value-type="string">
                <text:p> TmExp </text:p>
                <draw:g>
                  <svg:desc>'MELTING 4_3'.D5:'MELTING 4_3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3'.B6:'MELTING 4_3'.B38</svg:desc>
                </draw:g>
              </table:table-cell>
              <table:table-cell office:value-type="float" office:value="NaN">
                <text:p>NaN</text:p>
                <draw:g>
                  <svg:desc>'MELTING 4_3'.C6:'MELTING 4_3'.C38</svg:desc>
                </draw:g>
              </table:table-cell>
              <table:table-cell office:value-type="float" office:value="NaN">
                <text:p>NaN</text:p>
                <draw:g>
                  <svg:desc>'MELTING 4_3'.D6:'MELTING 4_3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